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fo:font-size="36pt" fo:font-weight="bold" officeooo:rsid="000c1208" officeooo:paragraph-rsid="000c1208" fo:background-color="transparent" style:font-size-asian="36pt" style:font-weight-asian="bold" style:font-size-complex="36pt" style:font-weight-complex="bold"/>
    </style:style>
    <style:style style:name="P2" style:family="paragraph" style:parent-style-name="Standard">
      <style:text-properties fo:color="#3465a4" loext:opacity="100%" fo:font-size="12pt" fo:font-weight="bold" officeooo:rsid="000c1208" officeooo:paragraph-rsid="000c1208" fo:background-color="transparent" style:font-size-asian="10.5pt" style:font-weight-asian="bold" style:font-size-complex="12pt" style:font-weight-complex="bold"/>
    </style:style>
    <style:style style:name="P3" style:family="paragraph" style:parent-style-name="Standard">
      <style:text-properties style:use-window-font-color="true" loext:opacity="0%" fo:font-size="12pt" fo:font-weight="bold" officeooo:rsid="000c1208" officeooo:paragraph-rsid="000c1208" fo:background-color="transparent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text-properties style:use-window-font-color="true" loext:opacity="0%" fo:font-size="12pt" fo:font-weight="bold" officeooo:rsid="000c1208" officeooo:paragraph-rsid="000c1208" fo:background-color="transparent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hboard</text:p>
      <text:p text:style-name="P2"/>
      <text:p text:style-name="P3">Unsay naa sa Dashboard?</text:p>
      <text:list xml:id="list220848103" text:style-name="L2">
        <text:list-item>
          <text:p text:style-name="P4">Statistics sa:</text:p>
          <text:list>
            <text:list-item>
              <text:p text:style-name="P4">Transmitters</text:p>
            </text:list-item>
            <text:list-item>
              <text:p text:style-name="P4">Users</text:p>
            </text:list-item>
            <text:list-item>
              <text:p text:style-name="P4">Danger Alerts</text:p>
            </text:list-item>
            <text:list-item>
              <text:p text:style-name="P4">Other messag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07:28:58.163705337</meta:creation-date>
    <dc:date>2021-03-25T07:34:32.897449991</dc:date>
    <meta:editing-duration>PT5M38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7" meta:word-count="18" meta:character-count="95" meta:non-whitespace-character-count="89"/>
  </office:meta>
</office:document-meta>
</file>